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officeooo:paragraph-rsid="00201ea6"/>
    </style:style>
    <style:style style:name="P3" style:family="paragraph" style:parent-style-name="Text_20_body">
      <style:text-properties officeooo:paragraph-rsid="0026c042"/>
    </style:style>
    <style:style style:name="P4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rsid="002a3522" officeooo:paragraph-rsid="002d1d67"/>
    </style:style>
    <style:style style:name="P6" style:family="paragraph" style:parent-style-name="Text_20_body">
      <style:text-properties officeooo:paragraph-rsid="0026c042"/>
    </style:style>
    <style:style style:name="T1" style:family="text">
      <style:text-properties officeooo:rsid="00201ea6"/>
    </style:style>
    <style:style style:name="T2" style:family="text">
      <style:text-properties officeooo:rsid="0026c042"/>
    </style:style>
    <style:style style:name="T3" style:family="text">
      <style:text-properties officeooo:rsid="00291854"/>
    </style:style>
    <style:style style:name="T4" style:family="text">
      <style:text-properties officeooo:rsid="002ba2cd"/>
    </style:style>
    <style:style style:name="T5" style:family="text">
      <style:text-properties officeooo:rsid="002d1d6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oix du FireWall</text:p>
      <text:p text:style-name="P1"/>
      <text:p text:style-name="P2"><text:tab/>Un pare-feu est un <text:span text:style-name="T1">programme</text:span> important de la sécurité informatique et la plupart des routeurs modernes en ont un intégré. <text:span text:style-name="T1">B</text:span>ien qu’utile, <text:span text:style-name="T1">il </text:span>peut être difficile à configurer. Heureusement, il existe également des distributions du système d'exploitation libre Linux spécialement conçues pour fonctionner en tant que pare-feu. Celles-ci <text:span text:style-name="T1">ont </text:span>généralement des fonctionnalités beaucoup plus avancées que celles d'un routeur et <text:span text:style-name="T1">permettent</text:span> d'avoir un contrôle bien plus important sur la sécurité d’<text:span text:style-name="T1">un </text:span>réseau personnel ou professionnel. </text:p>
      <text:p text:style-name="P3">La plupart des distributions peuvent être téléchargées sous forme de fichier ISO. <text:span text:style-name="T1">Il existe six </text:span>distributions de pare-feu gratuites <text:span text:style-name="T1">populaires. Voici un tableau comparatif de ces pare-feux : </text:span></text:p>
      <text:p text:style-name="P3"><draw:frame draw:style-name="fr1" draw:name="Objet1" text:anchor-type="paragraph" svg:x="-0.249cm" svg:y="0.222cm" svg:width="16.247cm" svg:height="4.5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5">Pour choisir notre Pare-Feu, n</text:span>ous nous sommes intéressés sur <text:span text:style-name="T5">ceux</text:span> qui ne présentaient que des avantages. </text:p>
      <text:p text:style-name="P5">ClearOS possède le pare-feu le plus puissan<text:span text:style-name="T4">t</text:span>. Néanmoins, <text:span text:style-name="T4">son interface graphique n'est pas aussi facile d’utilisation que d'autres distributions de pare-feu. </text:span>IPFire s’adapte <text:span text:style-name="T5">facilement</text:span> à tout les types de matériels <text:span text:style-name="T4">grâce à son propre service supplémentaire, Pakfire. En comparant avec OPNsense, nous avons trouvés plus de qualités et des meilleurs avis sur IPFire. </text:span></text:p>
      <text:p text:style-name="P5"><text:span text:style-name="T4">En conséquence, nous avons privilégié IPFire qui a notre sens est plus intuitif et adapté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36:56.907844348</meta:creation-date>
    <dc:date>2019-03-21T16:10:23.453166591</dc:date>
    <meta:editing-duration>PT2H21M37S</meta:editing-duration>
    <meta:editing-cycles>10</meta:editing-cycles>
    <meta:generator>LibreOffice/6.0.7.3$Linux_X86_64 LibreOffice_project/00m0$Build-3</meta:generator>
    <meta:document-statistic meta:table-count="0" meta:image-count="0" meta:object-count="1" meta:page-count="1" meta:paragraph-count="6" meta:word-count="190" meta:character-count="1297" meta:non-whitespace-character-count="1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128.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="0.06pt solid #000000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text-properties fo:color="#72bf44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72bf44"/>
    </style:style>
    <style:style style:name="T2" style:family="text">
      <style:text-properties fo:color="#ed1c24"/>
    </style:style>
    <style:style style:name="T3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4"/>
        <table:table-column table:style-name="co3" table:default-cell-style-name="ce36"/>
        <table:table-column table:style-name="co1" table:number-columns-repeated="2" table:default-cell-style-name="ce37"/>
        <table:table-column table:style-name="co4" table:default-cell-style-name="ce37"/>
        <table:table-column table:style-name="co1" table:default-cell-style-name="ce43"/>
        <table:table-column table:style-name="co1" table:default-cell-style-name="ce45"/>
        <table:table-column table:style-name="co1" table:default-cell-style-name="ce48"/>
        <table:table-row table:style-name="ro1">
          <table:table-cell/>
          <table:table-cell table:style-name="ce33" office:value-type="string" calcext:value-type="string">
            <text:p>Nom du pare-feu</text:p>
          </table:table-cell>
          <table:table-cell table:style-name="ce35" office:value-type="string" calcext:value-type="string">
            <text:p><text:span text:style-name="T1">Caracté</text:span><text:span text:style-name="T2">ristiques</text:span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4" office:value-type="string" calcext:value-type="string">
            <text:p>Version</text:p>
          </table:table-cell>
          <table:table-cell table:style-name="ce46"/>
        </table:table-row>
        <table:table-row table:style-name="ro2">
          <table:table-cell/>
          <table:table-cell office:value-type="string" calcext:value-type="string">
            <text:p>ClearOS</text:p>
          </table:table-cell>
          <table:table-cell office:value-type="string" calcext:value-type="string">
            <text:p>Design élégant, installation rapide, simple d’utilisation</text:p>
          </table:table-cell>
          <table:table-cell table:style-name="ce36" table:number-columns-repeated="3"/>
          <table:table-cell/>
          <table:table-cell office:value-type="string" calcext:value-type="string">
            <text:p>ClearOS Community 7.2.0</text:p>
          </table:table-cell>
          <table:table-cell table:style-name="ce47"/>
        </table:table-row>
        <table:table-row table:style-name="ro2">
          <table:table-cell/>
          <table:table-cell office:value-type="string" calcext:value-type="string">
            <text:p>IPCop</text:p>
          </table:table-cell>
          <table:table-cell office:value-type="string" calcext:value-type="string">
            <text:p>Code couleur des réseaux, léger, <text:span text:style-name="T2">interface web maladroite</text:span></text:p>
          </table:table-cell>
          <table:table-cell table:number-columns-repeated="4"/>
          <table:table-cell office:value-type="string" calcext:value-type="string">
            <text:p>IPCop 2.1.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Nsense</text:p>
          </table:table-cell>
          <table:table-cell office:value-type="string" calcext:value-type="string">
            <text:p>Interface graphique riche, inspection des paquets, prise en charge d’OpenVPN</text:p>
          </table:table-cell>
          <table:table-cell table:number-columns-repeated="4"/>
          <table:table-cell office:value-type="string" calcext:value-type="string">
            <text:p>OPNsense 18.1 (Groovy Gecko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Fire</text:p>
          </table:table-cell>
          <table:table-cell office:value-type="string" calcext:value-type="string">
            <text:p>Code couleur des réseaux, Interface web, détection d’intrusion avec Snort, conçu pour les débutants, léger, portail captif</text:p>
          </table:table-cell>
          <table:table-cell table:style-name="ce36" table:number-columns-repeated="3"/>
          <table:table-cell/>
          <table:table-cell table:style-name="ce37" office:value-type="string" calcext:value-type="string">
            <text:p>IPFire 2.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Sense</text:p>
          </table:table-cell>
          <table:table-cell table:style-name="ce37" office:value-type="string" calcext:value-type="string">
            <text:p><text:span text:style-name="T1">Démarrage avec clé USB ou CD, portail captif intégré, </text:span><text:span text:style-name="T2">tombe en panne lors de l’ajout de fonctionnalités</text:span></text:p>
          </table:table-cell>
          <table:table-cell table:number-columns-repeated="4"/>
          <table:table-cell table:style-name="ce37" office:value-type="string" calcext:value-type="string">
            <text:p>pfSense 2.4.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moothwall Express</text:p>
          </table:table-cell>
          <table:table-cell table:style-name="ce37" office:value-type="string" calcext:value-type="string">
            <text:p><text:span text:style-name="T1">Populaire, paramétrage en quelques clic,</text:span><text:span text:style-name="T2"> problème de bails DHCP, nécessite la création d’un profil my.smoothwall</text:span></text:p>
          </table:table-cell>
          <table:table-cell table:number-columns-repeated="4"/>
          <table:table-cell office:value-type="string" calcext:value-type="string">
            <text:p>Smoothwall Express 3.1 (Standard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ole – Amon</text:p>
          </table:table-cell>
          <table:table-cell table:style-name="ce38" office:value-type="string" calcext:value-type="string">
            <text:p><text:span text:style-name="T1">Gagne en popularité, Utilisé par le rectorat,</text:span> <text:span text:style-name="T3">Problèmes d’adressage et de masques ,Interface graphique non intuitive</text:span></text:p>
          </table:table-cell>
          <table:table-cell table:style-name="ce38" table:number-columns-repeated="3"/>
          <table:table-cell/>
          <table:table-cell table:style-name="ce37" office:value-type="string" calcext:value-type="string">
            <text:p>EOLE 2.7.0 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6:06:36.564779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